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1"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2"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3"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6"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7"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8"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9"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20"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1"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4"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5"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6"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9"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3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2"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4"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6"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7"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8"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9"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40"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1"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3f0aa7"/>
    </style:style>
    <style:style style:name="T24" style:family="text">
      <style:text-properties officeooo:rsid="00466463"/>
    </style:style>
    <style:style style:name="T25" style:family="text">
      <style:text-properties officeooo:rsid="00466705"/>
    </style:style>
    <style:style style:name="T26" style:family="text">
      <style:text-properties officeooo:rsid="0046b7a9"/>
    </style:style>
    <style:style style:name="T27" style:family="text">
      <style:text-properties style:text-underline-style="none" officeooo:rsid="00481deb"/>
    </style:style>
    <style:style style:name="T28" style:family="text">
      <style:text-properties officeooo:rsid="004c59fc"/>
    </style:style>
    <style:style style:name="T29" style:family="text">
      <style:text-properties officeooo:rsid="004e0b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8">HBS Proxy</text:p>
      <text:p text:style-name="P18">Entwickeln einer Serversoftware zur Reservierung von Hotelzimmern</text:p>
      <text:p text:style-name="P18"/>
      <text:p text:style-name="P18">Abgabetermin 27.05.2016</text:p>
      <text:p text:style-name="P18"/>
      <text:p text:style-name="P18">Prüfungsbewerber:</text:p>
      <text:p text:style-name="P18">Jan Erik Helmle</text:p>
      <text:p text:style-name="P18">Maybachufer 6</text:p>
      <text:p text:style-name="P18">12047 Berlin</text:p>
      <text:p text:style-name="P18"/>
      <text:p text:style-name="P18">Ausbildungsbetrieb:</text:p>
      <text:p text:style-name="P18">mobile-ad-media GmbH</text:p>
      <text:p text:style-name="P18">Scheringstrasse 2</text:p>
      <text:p text:style-name="P18">13355 Berlin</text:p>
      <text:p text:style-name="P18"/>
      <text:p text:style-name="P18"/>
      <text:p text:style-name="P1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3"><text:tab/>1.2<text:tab/>Projektziel</text:p>
      <text:p text:style-name="P23"><text:tab/>1.3<text:tab/>Projektumfeld<text:tab/></text:p>
      <text:p text:style-name="P3"><text:tab/><text:span text:style-name="T12">1.4<text:tab/>Projektschnittstellen</text:span></text:p>
      <text:p text:style-name="P24"><text:tab/>1.5<text:tab/>Projektbegründung</text:p>
      <text:p text:style-name="P24"><text:tab/>1.6<text:tab/>Ist-Analyse</text:p>
      <text:p text:style-name="P3"><text:tab/><text:span text:style-name="T13">1.7<text:tab/>Projektbeteiligte Personen</text:span></text:p>
      <text:p text:style-name="P17">2.<text:tab/>Projektplanung</text:p>
      <text:p text:style-name="P17"><text:tab/>2.1<text:tab/><text:span text:style-name="T14">Soll Konzept</text:span></text:p>
      <text:p text:style-name="P25"><text:tab/>2.2<text:tab/>Projektphasen und Zeitplanung<text:tab/></text:p>
      <text:p text:style-name="P20">3.<text:tab/>Analysephase</text:p>
      <text:p text:style-name="P26"><text:tab/>3.1<text:tab/>Analyse des grafischen Entwurfs</text:p>
      <text:p text:style-name="P26"><text:tab/>3.2<text:tab/>Ermittlung der beteiligten Entitäten</text:p>
      <text:p text:style-name="P27"><text:tab/>3.3<text:tab/>Ermittlung der Beziehungen der Entitäten</text:p>
      <text:p text:style-name="P20"><text:tab/><text:span text:style-name="T18">3.4<text:tab/>Analyse des Dialogs zwischen Proxy und App</text:span></text:p>
      <text:p text:style-name="P20">4.<text:tab/>Entwurfsphase</text:p>
      <text:p text:style-name="P28"><text:tab/>4.1<text:tab/>Erstellung des UML – Sequenzdiagramms</text:p>
      <text:p text:style-name="P28"><text:tab/>4.2<text:tab/>Erstellen des Klassendiagramms</text:p>
      <text:p text:style-name="P29"><text:tab/>4.3<text:tab/>Entwurf des Datenbankmodells</text:p>
      <text:p text:style-name="P29"><text:span text:style-name="T19"><text:tab/>4.4<text:tab/>Definition der JSON Objekte</text:span></text:p>
      <text:p text:style-name="P29"><text:span text:style-name="T19"><text:tab/>4.5<text:tab/>Definition der Endpunkte<text:tab/></text:span></text:p>
      <text:p text:style-name="P20">5.<text:tab/>Realisierungsphase</text:p>
      <text:p text:style-name="P20"><text:span text:style-name="T19"><text:tab/>5.1<text:tab/>Aufbau der Repositorystruktur</text:span></text:p>
      <text:p text:style-name="P20"><text:tab/><text:span text:style-name="T19">5.2<text:tab/>Installation Symfony3</text:span></text:p>
      <text:p text:style-name="P20"><text:tab/><text:span text:style-name="T19">5.3<text:tab/>Implementierung der Modelle</text:span><text:tab/></text:p>
      <text:p text:style-name="P20"><text:tab/><text:span text:style-name="T19">5.4<text:tab/>Implementierung der Steuerung</text:span><text:tab/></text:p>
      <text:p text:style-name="P20">6.<text:tab/>Qualitätsmanagement</text:p>
      <text:p text:style-name="P20"><text:tab/><text:tab/><text:span text:style-name="T19">Fehlerbehebung</text:span></text:p>
      <text:p text:style-name="P20"><text:tab/><text:tab/><text:span text:style-name="T19">Codereview</text:span><text:tab/><text:tab/></text:p>
      <text:p text:style-name="P32">7.<text:tab/>Einführungsphase</text:p>
      <text:p text:style-name="P32"><text:tab/><text:tab/><text:span text:style-name="T24">Ü</text:span>bergabe der Software und Inbetriebnahme</text:p>
      <text:p text:style-name="P20"/>
      <text:p text:style-name="P20"><text:span text:style-name="T19">8.</text:span><text:tab/><text:span text:style-name="T17">Projektergebnisse</text:span></text:p>
      <text:p text:style-name="P20"/>
      <text:p text:style-name="P20"><text:tab/></text:p>
      <text:p text:style-name="P3"/>
      <text:p text:style-name="P4"><text:soft-page-break/>1<text:tab/>Einleitung</text:p>
      <text:p text:style-name="P5">Im Folgenden wird der Verlauf der betri<text:span text:style-name="T25">e</text:span>blichen Projektarbeit des Autors im Rahmen seiner Ausbildung zum Fachinformatiker für Anwendungsentwicklung erläutert. </text:p>
      <text:p text:style-name="P7">1.1<text:tab/>Projektbeschreibung</text:p>
      <text:p text:style-name="P7">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8">Die Apps kommunizieren ausschlie<text:span text:style-name="T26">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9">Die Apps werden an die grafischen Wünsche der jeweiligen Hotels individuell angepasst <text:span text:style-name="T20">(corporate Identity)</text:span> und richten sich <text:span text:style-name="T20">vornehmlich </text:span>an Stammkunden.</text:p>
      <text:p text:style-name="P10">1.2<text:tab/><text:span text:style-name="T6">Projektziel</text:span></text:p>
      <text:p text:style-name="P9">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1">1.3<text:tab/><text:span text:style-name="T7">Projektumfeld</text:span></text:p>
      <text:p text:style-name="P6">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text:span></text:p>
      <text:p text:style-name="P16">1.4<text:tab/>Projektschnittstellen</text:p>
      <text:p text:style-name="P16"/>
      <text:p text:style-name="P12">1.<text:span text:style-name="T12">5</text:span><text:tab/>Projektbegründung</text:p>
      <text:p text:style-name="P13">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text:span><text:soft-page-break/><text:span text:style-name="T27">proxy versorgt die Apps mit Daten und nimmt Nutzereingaben entgegen. <text:s text:c="2"/></text:span></text:p>
      <text:p text:style-name="P12">1.<text:span text:style-name="T12">6</text:span><text:tab/>Ist-Analyse</text:p>
      <text:p text:style-name="P35">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4">1.7<text:tab/>Projektbeteiligte Personen</text:p>
      <text:p text:style-name="P36"/>
      <text:p text:style-name="P14">2.<text:tab/>Projektplanung</text:p>
      <text:p text:style-name="P14">2.1<text:tab/><text:span text:style-name="T15">Soll Konzept</text:span></text:p>
      <text:p text:style-name="P19">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zufallen hat.</text:span></text:p>
      <text:p text:style-name="P22">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Die Revisionierung der Software erfolgt mittels Git, einer verteilten Versionsverwaltungssoftware. Die Proxysoftware wir lokal auf einem handelsüblichen Desktop-PC mit Windows 10 als Betriebssystem entwickelt und für den Betrieb auf einen extern betriebenen Linux-Server überspielt.</text:span></text:p>
      <text:p text:style-name="P15">2.2<text:tab/>Projektphasen und <text:span text:style-name="T11">Zeitplanung</text:span></text:p>
      <text:p text:style-name="P9"/>
      <text:p text:style-name="P21">3.<text:tab/>Analysephase</text:p>
      <text:p text:style-name="P38">In dieser Phase ging es im wesentlichen darum das gegeben<text:span text:style-name="T22">e grafische Konzept genau unter die Lupe zu nehmen. </text:span></text:p>
      <text:p text:style-name="P39">3.1<text:tab/>Analyse des grafischen Entwurfs</text:p>
      <text:p text:style-name="P38"><text:span text:style-name="T23">Es wurde zuerst eine kategorisierung der Daten nach Änderungshäufigkeit unternommen. Hierbei wurde festgestellt daß es Daten gibt, welche sich nur sehr selten Ändern und somit als statisch angenommen werden. </text:span></text:p>
      <text:p text:style-name="P38"><text:span text:style-name="T23">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span></text:p>
      <text:p text:style-name="P38"><text:soft-page-break/><text:span text:style-name="T2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span></text:p>
      <text:p text:style-name="P39">Die Apps haben vom Aufbau her im oberen Bildschirmviertel d<text:span text:style-name="T28">as Hauptmenü</text:span>, im zweiten Bildschirmviertel d<text:span text:style-name="T28">as Untermenü und in der unteren Hälfte ein Formular in welches der Nutzer seine Wünsche eintragen kann. Das Hauptmenü besteht aus den vier Menüpunkten Kalender, Zimmerkategorien (Hauptprodukte), Verpflegung (zusätzliche oder optionale Produkte) und Übersicht.</text:span></text:p>
      <text:p text:style-name="P39">3.2<text:tab/>Ermittlung der beteiligten Entitäten</text:p>
      <text:p text:style-name="P40">Aus dem grafischen Konzept <text:span text:style-name="T29">geht hervor daß alle Produkte einen Preis haben der sich über die Zeit ändern kann. Daher wurde die Klasse Price implementiert welche mit der Klasse Product in einer n-zu-1 Beziehung in Verbindung steht. Somit können die Produkte mehrere Price-Objekte haben, zu jedem Zeitpunkt genau einen. </text:span></text:p>
      <text:p text:style-name="P40"><text:span text:style-name="T29">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span></text:p>
      <text:p text:style-name="P41">Zusatzprodukte werden nochmals Kategorisiert in Boarding (Verpflegung) sowie Specials. Dies war wichtig, da die Apps diese Informationen zur Darstellung auch des Untermenüs benötigen. </text:p>
      <text:p text:style-name="P41"/>
      <text:p text:style-name="P21"/>
      <text:p text:style-name="P21">4.<text:tab/>Entwurfs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6S</meta:editing-duration>
    <meta:editing-cycles>69</meta:editing-cycles>
    <meta:generator>LibreOffice/5.1.2.2$Windows_X86_64 LibreOffice_project/d3bf12ecb743fc0d20e0be0c58ca359301eb705f</meta:generator>
    <dc:date>2016-05-23T15:34:13.626000000</dc:date>
    <meta:document-statistic meta:table-count="0" meta:image-count="0" meta:object-count="0" meta:page-count="5" meta:paragraph-count="83" meta:word-count="1048" meta:character-count="8089" meta:non-whitespace-character-count="7075"/>
    <meta:user-defined meta:name="Info 1"/>
    <meta:user-defined meta:name="Info 2"/>
    <meta:user-defined meta:name="Info 3"/>
    <meta:user-defined meta:name="Info 4"/>
  </office:meta>
</office:document-meta>
</file>